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onotype Corsiva" svg:font-family="'Monotype Corsiva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text-properties style:font-name="Arial1" style:font-name-complex="Arial2"/>
    </style:style>
    <style:style style:name="P4" style:family="paragraph" style:parent-style-name="Standard">
      <style:paragraph-properties fo:line-height="100%"/>
      <style:text-properties style:font-name="Arial1" style:font-name-complex="Arial2"/>
    </style:style>
    <style:style style:name="P5" style:family="paragraph" style:parent-style-name="Standard">
      <style:text-properties style:font-name="Arial1" fo:font-size="24pt" fo:font-weight="bold" style:font-size-asian="24pt" style:font-weight-asian="bold" style:font-name-complex="Arial2" style:font-size-complex="24pt"/>
    </style:style>
    <style:style style:name="P6" style:family="paragraph" style:parent-style-name="Standard">
      <style:text-properties style:font-name="Arial1" fo:font-size="12pt" style:font-size-asian="12pt" style:font-name-complex="Arial2" style:font-size-complex="12pt"/>
    </style:style>
    <style:style style:name="P7" style:family="paragraph" style:parent-style-name="Standard">
      <style:paragraph-properties fo:line-height="100%"/>
      <style:text-properties style:font-name="Arial1" fo:font-weight="bold" style:font-weight-asian="bold" style:font-name-complex="Arial2"/>
    </style:style>
    <style:style style:name="P8" style:family="paragraph" style:parent-style-name="Standard">
      <style:text-properties style:font-name="Arial1" fo:font-size="14pt" fo:font-style="italic" style:font-size-asian="14pt" style:font-style-asian="italic" style:font-name-complex="Arial2" style:font-size-complex="14pt"/>
    </style:style>
    <style:style style:name="P9" style:family="paragraph" style:parent-style-name="Standard">
      <style:text-properties fo:color="#000000" style:font-name="Arial1" fo:font-size="24pt" fo:font-weight="bold" style:font-size-asian="24pt" style:font-weight-asian="bold" style:font-name-complex="Arial2" style:font-size-complex="24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P11" style:family="paragraph" style:parent-style-name="Standard">
      <style:paragraph-properties fo:margin-top="0in" fo:margin-bottom="0in" loext:contextual-spacing="false" fo:line-height="100%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1599e7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Arial1" fo:font-weight="bold" style:font-weight-asian="bold" style:font-name-complex="Arial2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Arial1" style:font-name-complex="Arial2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style:font-name-complex="Arial2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officeooo:paragraph-rsid="003ad953" style:font-name-complex="Arial2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officeooo:rsid="002d8382" officeooo:paragraph-rsid="002d8382" style:font-name-complex="Arial2"/>
    </style:style>
    <style:style style:name="P18" style:family="paragraph" style:parent-style-name="Standard">
      <style:paragraph-properties fo:margin-top="0in" fo:margin-bottom="0in" loext:contextual-spacing="false"/>
      <style:text-properties style:font-name="Arial1" fo:font-size="24pt" fo:font-weight="bold" style:font-size-asian="24pt" style:font-weight-asian="bold" style:font-name-complex="Arial2" style:font-size-complex="24pt"/>
    </style:style>
    <style:style style:name="P19" style:family="paragraph" style:parent-style-name="Standard">
      <style:paragraph-properties fo:margin-top="0in" fo:margin-bottom="0in" loext:contextual-spacing="false"/>
      <style:text-properties style:font-name="Arial1" fo:font-size="24pt" style:font-size-asian="24pt" style:font-name-complex="Arial2" style:font-size-complex="24pt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Arial1" fo:font-size="12pt" style:font-size-asian="12pt" style:font-name-complex="Arial2" style:font-size-complex="12pt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font-name="Arial1" fo:font-size="14pt" fo:font-weight="bold" style:font-size-asian="14pt" style:font-weight-asian="bold" style:font-name-complex="Arial2" style:font-size-complex="14pt"/>
    </style:style>
    <style:style style:name="P2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style:text-underline-style="solid" style:text-underline-width="auto" style:text-underline-color="font-color" style:font-name-complex="Arial2"/>
    </style:style>
    <style:style style:name="P23" style:family="paragraph" style:parent-style-name="Standard">
      <style:paragraph-properties fo:margin-top="0in" fo:margin-bottom="0in" loext:contextual-spacing="false" fo:line-height="150%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color="#1f4e79" style:font-name="Monotype Corsiva" fo:font-size="18pt" style:font-size-asian="18pt" style:font-name-complex="Arial2" style:font-size-complex="18pt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color="#000000" style:font-name="Arial1" fo:font-size="14pt" fo:font-weight="bold" style:font-size-asian="14pt" style:font-weight-asian="bold" style:font-name-complex="Arial2" style:font-size-complex="14pt"/>
    </style:style>
    <style:style style:name="P2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1" fo:font-size="14pt" fo:font-weight="bold" style:font-size-asian="14pt" style:font-weight-asian="bold" style:font-name-complex="Arial2" style:font-size-complex="14pt"/>
    </style:style>
    <style:style style:name="P27" style:family="paragraph" style:parent-style-name="Standard">
      <style:paragraph-properties fo:margin-top="0in" fo:margin-bottom="0in" loext:contextual-spacing="false"/>
      <style:text-properties fo:color="#000000" style:font-name="Arial1" fo:font-size="24pt" fo:font-weight="bold" style:font-size-asian="24pt" style:font-weight-asian="bold" style:font-name-complex="Arial2" style:font-size-complex="24pt"/>
    </style:style>
    <style:style style:name="P2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use-window-font-color="true" style:font-name="Arial1" style:font-name-complex="Arial2"/>
    </style:style>
    <style:style style:name="P29" style:family="paragraph" style:parent-style-name="Standard">
      <style:paragraph-properties fo:margin-top="0in" fo:margin-bottom="0in" loext:contextual-spacing="false" fo:break-before="page"/>
      <style:text-properties style:font-name="Arial1" fo:font-size="24pt" fo:font-weight="bold" style:font-size-asian="24pt" style:font-weight-asian="bold" style:font-name-complex="Arial2" style:font-size-complex="24pt"/>
    </style:style>
    <style:style style:name="P30" style:family="paragraph" style:parent-style-name="Standard">
      <style:paragraph-properties fo:margin-top="0in" fo:margin-bottom="0in" loext:contextual-spacing="false" fo:break-before="page"/>
      <style:text-properties style:font-name="Arial1" fo:font-size="24pt" style:font-size-asian="24pt" style:font-name-complex="Arial2" style:font-size-complex="24pt"/>
    </style:style>
    <style:style style:name="P31" style:family="paragraph" style:parent-style-name="Footer">
      <style:paragraph-properties fo:text-align="end" style:justify-single-word="false"/>
    </style:style>
    <style:style style:name="P32" style:family="paragraph" style:parent-style-name="Standard">
      <style:paragraph-properties fo:margin-top="0.0071in" fo:margin-bottom="0.111in" loext:contextual-spacing="false"/>
      <style:text-properties style:font-name="Arial1" fo:font-size="24pt" fo:font-weight="bold" style:font-size-asian="24pt" style:font-weight-asian="bold" style:font-name-complex="Arial2" style:font-size-complex="24pt"/>
    </style:style>
    <style:style style:name="P33" style:family="paragraph" style:parent-style-name="Standard">
      <style:paragraph-properties fo:line-height="100%" fo:break-before="page"/>
      <style:text-properties style:font-name="Arial1" style:font-name-complex="Arial2"/>
    </style:style>
    <style:style style:name="P34" style:family="paragraph" style:parent-style-name="Standard">
      <style:paragraph-properties fo:margin-left="1.9665in" fo:margin-right="0in" fo:line-height="100%" fo:text-indent="0in" style:auto-text-indent="false"/>
    </style:style>
    <style:style style:name="P35" style:family="paragraph" style:parent-style-name="Standard">
      <style:paragraph-properties fo:margin-left="1.9665in" fo:margin-right="0in" fo:line-height="100%" fo:text-indent="0in" style:auto-text-indent="false"/>
      <style:text-properties style:font-name="Arial1" style:font-name-complex="Arial2"/>
    </style:style>
    <style:style style:name="P36" style:family="paragraph" style:parent-style-name="Standard">
      <style:paragraph-properties fo:margin-left="5.4102in" fo:margin-right="0in" fo:line-height="100%" fo:text-indent="0in" style:auto-text-indent="false"/>
      <style:text-properties style:font-name="Arial1" style:font-name-complex="Arial2"/>
    </style:style>
    <style:style style:name="P37" style:family="paragraph" style:parent-style-name="Standard">
      <style:paragraph-properties fo:margin-left="1.4752in" fo:margin-right="0in" fo:margin-top="0in" fo:margin-bottom="0in" loext:contextual-spacing="false" fo:line-height="150%" fo:text-indent="0.4917in" style:auto-text-indent="false"/>
      <style:text-properties style:font-name="Arial1" style:font-name-complex="Arial2"/>
    </style:style>
    <style:style style:name="P38" style:family="paragraph" style:parent-style-name="Standard">
      <style:paragraph-properties fo:margin-left="1.4752in" fo:margin-right="0in" fo:line-height="100%" fo:text-indent="0.4917in" style:auto-text-indent="false"/>
      <style:text-properties style:font-name="Arial1" style:font-name-complex="Arial2"/>
    </style:style>
    <style:style style:name="P39" style:family="paragraph" style:parent-style-name="Standard">
      <style:paragraph-properties fo:margin-top="0.0555in" fo:margin-bottom="0.0555in" loext:contextual-spacing="false" fo:line-height="100%" fo:text-align="justify" style:justify-single-word="false"/>
      <style:text-properties fo:color="#1f4e79" style:font-name="Monotype Corsiva" fo:font-size="20pt" officeooo:rsid="002d8382" officeooo:paragraph-rsid="002d8382" style:font-size-asian="20pt" style:font-name-complex="Arial2" style:font-size-complex="20pt"/>
    </style:style>
    <style:style style:name="P4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officeooo:paragraph-rsid="0040b047" style:font-name-complex="Arial2"/>
    </style:style>
    <style:style style:name="P41" style:family="paragraph" style:parent-style-name="Standard" style:master-page-name="First_20_Page">
      <style:paragraph-properties style:page-number="auto"/>
      <style:text-properties style:font-name="Arial1" fo:font-size="24pt" fo:font-weight="bold" style:font-size-asian="24pt" style:font-weight-asian="bold" style:font-name-complex="Arial2" style:font-size-complex="24pt"/>
    </style:style>
    <style:style style:name="P42" style:family="paragraph" style:parent-style-name="List_20_Paragraph" style:list-style-name="WWNum2">
      <style:paragraph-properties fo:margin-left="2.2126in" fo:margin-right="0in" fo:margin-top="0in" fo:margin-bottom="0in" loext:contextual-spacing="false" fo:line-height="150%" fo:text-indent="-0.248in" style:auto-text-indent="false"/>
      <style:text-properties style:font-name="Arial1" style:font-name-complex="Arial2"/>
    </style:style>
    <style:style style:name="P43" style:family="paragraph" style:parent-style-name="List_20_Paragraph" style:list-style-name="WWNum2">
      <style:paragraph-properties fo:margin-left="2.2126in" fo:margin-right="0in" fo:margin-top="0in" fo:margin-bottom="0in" loext:contextual-spacing="false" fo:line-height="100%" fo:text-indent="-0.248in" style:auto-text-indent="false"/>
      <style:text-properties style:font-name="Arial1" style:font-name-complex="Arial2"/>
    </style:style>
    <style:style style:name="P44" style:family="paragraph" style:parent-style-name="List_20_Paragraph" style:list-style-name="WWNum2">
      <style:paragraph-properties fo:margin-top="0in" fo:margin-bottom="0in" loext:contextual-spacing="false" fo:line-height="150%"/>
      <style:text-properties style:font-name="Arial1" style:font-name-complex="Arial2"/>
    </style:style>
    <style:style style:name="T1" style:family="text">
      <style:text-properties officeooo:rsid="0009f73b"/>
    </style:style>
    <style:style style:name="T2" style:family="text">
      <style:text-properties officeooo:rsid="000cf361"/>
    </style:style>
    <style:style style:name="T3" style:family="text">
      <style:text-properties fo:color="#7f7f7f" style:font-name="Arial1" fo:font-size="9pt" style:font-size-asian="9pt" style:font-name-complex="Arial2" style:font-size-complex="9pt"/>
    </style:style>
    <style:style style:name="T4" style:family="text">
      <style:text-properties style:font-name="Arial1" style:font-name-complex="Arial2"/>
    </style:style>
    <style:style style:name="T5" style:family="text">
      <style:text-properties style:font-name="Arial1" fo:font-weight="bold" style:font-weight-asian="bold" style:font-name-complex="Arial2"/>
    </style:style>
    <style:style style:name="T6" style:family="text">
      <style:text-properties style:font-name="Arial1" fo:background-color="#ffff00" loext:char-shading-value="0" style:font-name-complex="Arial2"/>
    </style:style>
    <style:style style:name="T7" style:family="text">
      <style:text-properties style:font-name="Arial1" officeooo:rsid="00120e89" fo:background-color="#ffff00" loext:char-shading-value="0" style:font-name-complex="Arial2"/>
    </style:style>
    <style:style style:name="T8" style:family="text">
      <style:text-properties officeooo:rsid="000b9888"/>
    </style:style>
    <style:style style:name="T9" style:family="text">
      <style:text-properties officeooo:rsid="000e3009"/>
    </style:style>
    <style:style style:name="T10" style:family="text">
      <style:text-properties officeooo:rsid="000fba91"/>
    </style:style>
    <style:style style:name="T11" style:family="text">
      <style:text-properties style:use-window-font-color="true" style:font-name="Arial1" officeooo:rsid="00120e89" fo:background-color="#ffff00" loext:char-shading-value="0" style:font-name-complex="Arial2"/>
    </style:style>
    <style:style style:name="T12" style:family="text">
      <style:text-properties style:use-window-font-color="true" style:font-name="Arial1" officeooo:rsid="00295392" fo:background-color="#ffff00" loext:char-shading-value="0" style:font-name-complex="Arial2"/>
    </style:style>
    <style:style style:name="T13" style:family="text">
      <style:text-properties style:use-window-font-color="true" style:font-name="Arial1" fo:language="de" fo:country="DE" officeooo:rsid="00120e89" fo:background-color="#ffff00" loext:char-shading-value="0" style:font-name-complex="Arial2"/>
    </style:style>
    <style:style style:name="T14" style:family="text">
      <style:text-properties style:use-window-font-color="true" officeooo:rsid="00120e89" fo:background-color="#ffff00" loext:char-shading-value="0"/>
    </style:style>
    <style:style style:name="T15" style:family="text">
      <style:text-properties style:use-window-font-color="true" officeooo:rsid="003528c9" fo:background-color="#ffff00" loext:char-shading-value="0"/>
    </style:style>
    <style:style style:name="T16" style:family="text">
      <style:text-properties style:use-window-font-color="true" officeooo:rsid="00401779" fo:background-color="#ffff00" loext:char-shading-value="0"/>
    </style:style>
    <style:style style:name="T17" style:family="text">
      <style:text-properties style:use-window-font-color="true" officeooo:rsid="00120e89" fo:background-color="#ffffff" loext:char-shading-value="0"/>
    </style:style>
    <style:style style:name="T18" style:family="text">
      <style:text-properties style:use-window-font-color="true" officeooo:rsid="00401779" fo:background-color="#ffffff" loext:char-shading-value="0"/>
    </style:style>
    <style:style style:name="T19" style:family="text">
      <style:text-properties style:use-window-font-color="true" officeooo:rsid="0040b047" fo:background-color="#ffffff" loext:char-shading-value="0"/>
    </style:style>
    <style:style style:name="T20" style:family="text">
      <style:text-properties fo:language="de" fo:country="DE"/>
    </style:style>
    <style:style style:name="T21" style:family="text">
      <style:text-properties officeooo:rsid="001be98d"/>
    </style:style>
    <style:style style:name="T22" style:family="text">
      <style:text-properties officeooo:rsid="003528c9"/>
    </style:style>
    <style:style style:name="T23" style:family="text">
      <style:text-properties officeooo:rsid="003ad9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5"/>
      <text:p text:style-name="P5"/>
      <text:p text:style-name="P5"/>
      <text:p text:style-name="P5"/>
      <text:p text:style-name="P5"/>
      <text:p text:style-name="P32"/>
      <text:p text:style-name="P9">BEWERBUNG</text:p>
      <text:p text:style-name="P8">als Musterberuf</text:p>
      <text:p text:style-name="P8">bei der Musterfirma GmbH</text:p>
      <text:p text:style-name="P6"/>
      <text:p text:style-name="P4">Max Mustermann</text:p>
      <text:p text:style-name="P4">Musterstraße 1</text:p>
      <text:p text:style-name="P4">12345 Musterstadt</text:p>
      <text:p text:style-name="P6"/>
      <text:p text:style-name="P4">Telefon: 01234 56789</text:p>
      <text:p text:style-name="P4">E-Mail: max.mustermann@bewerbung.co</text:p>
      <text:p text:style-name="P3"/>
      <text:p text:style-name="P33"/>
      <text:p text:style-name="P4"/>
      <text:p text:style-name="P13"/>
      <text:p text:style-name="P13"/>
      <text:p text:style-name="P13"/>
      <text:p text:style-name="P13"><text:span text:style-name="T9">ABCD</text:span> GmbH</text:p>
      <text:p text:style-name="P13">Frau Petra Personal</text:p>
      <text:p text:style-name="P13">Musterstraße 11</text:p>
      <text:p text:style-name="P7">12345 Musterstadt</text:p>
      <text:p text:style-name="P7"/>
      <text:p text:style-name="P36"><text:span text:style-name="T8">11</text:span>.0<text:span text:style-name="T8">3</text:span>.<text:span text:style-name="T8">2018</text:span></text:p>
      <text:p text:style-name="P4"/>
      <text:p text:style-name="P26"><text:span text:style-name="T10">B</text:span>ewerbung <text:span text:style-name="T10">um dei Position als</text:span> &lt;<text:span text:style-name="T14">MUSTERBERUF</text:span>&gt;</text:p>
      <text:p text:style-name="P13"/>
      <text:p text:style-name="P15">Sehr geehrte Frau <text:span text:style-name="T14">Personal</text:span>,</text:p>
      <text:p text:style-name="P15"/>
      <text:p text:style-name="P12"><text:span text:style-name="T4">über die Internetseite </text:span><text:span text:style-name="T6">www.</text:span><text:span text:style-name="T7">de.indeed</text:span><text:span text:style-name="T6">.co</text:span><text:span text:style-name="T7">m</text:span><text:span text:style-name="T4"> bin ich auf Ihre Stellenanzeige vom </text:span><text:span text:style-name="T11">1</text:span><text:span text:style-name="T12">1</text:span><text:span text:style-name="T11">.0</text:span><text:span text:style-name="T12">3</text:span><text:span text:style-name="T11">.</text:span><text:span text:style-name="T12">2018</text:span><text:span text:style-name="T4"> aufmerksam geworden. Durch meine mehr als </text:span><text:span text:style-name="T11">8-jährige</text:span><text:span text:style-name="T4"> Berufserfahrung in der </text:span><text:span text:style-name="T13">Automobilindustrie, spezialisiert auf Modellentwicklung, Testautomatisierung</text:span><text:span text:style-name="T20"> </text:span><text:span text:style-name="T4">und die kontinuierliche, selbständige Weiterbildung bin ich davon überzeugt, die mit der herausfordernden Stelle als </text:span><text:span text:style-name="T11">&lt;Musterberuf&gt;</text:span><text:span text:style-name="T4"> verbundenen Anforderungen zu Ihrer Zufriedenheit erfüllen zu können. Daher bewerbe ich mich hiermit gerne bei Ihrem renommierten Unternehmen.</text:span></text:p>
      <text:p text:style-name="P15"/>
      <text:p text:style-name="P40">Mittlerweile arbeite ich seit mehr als <text:span text:style-name="T14">acht</text:span> Jahren in der <text:span text:style-name="T14">Steuergeräte-Software und</text:span><text:span text:style-name="T21"> </text:span><text:span text:style-name="T14">Testentwicklung</text:span>. In meiner aktuellen Position als <text:span text:style-name="T14">Senior Technical Lead</text:span> hatte ich die Möglichkeit, bei der <text:span text:style-name="T14">Steuergeräte-Software und Testentwicklung</text:span> <text:span text:style-name="T22">in der</text:span> <text:span text:style-name="T14">Gesamt Steuergeräte Entwicklung</text:span><text:span text:style-name="T15"> </text:span><text:span text:style-name="T14">prozesse </text:span><text:span text:style-name="T17">.</text:span><text:span text:style-name="T18"> </text:span><text:span text:style-name="T19">Ich könnte auch mehrere Tools mit verschiedenen Technologien entwickeln, um die Gesamteffizienz des Prozesses zu verbessern</text:span></text:p>
      <text:p text:style-name="P28"/>
      <text:p text:style-name="P16">Eine hohe Einsatzbereitschaft sowie sorgfältiges aber effektives Arbeiten bei der <text:span text:style-name="T14">Steuergeräte-Software und</text:span><text:span text:style-name="T21"> </text:span><text:span text:style-name="T14">Testentwicklung</text:span> ist für mich die Grundlage, um die dort gesteckten Unternehmensziele zu erreichen. <text:span text:style-name="T23">D</text:span>ie Motivation, stetig besser zu werden, an und bildet damit die Grundlage für ein erfolgreiches Arbeiten in Ihrem Unternehmen. Bei der <text:span text:style-name="T14">Steuergeräte-Software und</text:span><text:span text:style-name="T21"> </text:span><text:span text:style-name="T14">Testentwicklung</text:span> reizt es mich als leidenschaftlicher <text:span text:style-name="T14">Entwickler</text:span><text:span text:style-name="T23">,</text:span> die mir übertragenen Aufgaben bei der konstruktiven Arbeit im Team zu erledigen.</text:p>
      <text:p text:style-name="P15"/>
      <text:p text:style-name="P15">Mein Ziel ist es, die angeeigneten Fähigkeiten gewinnbringend in Ihrem Unternehmen einzusetzen und mich dabei selbst kontinuierlich weiterzuentwickeln, um stets ein leistungsfähiger Mitarbeiter in Ihrem Unternehmen zu sein.</text:p>
      <text:p text:style-name="P15"/>
      <text:p text:style-name="P15">Gerne überzeuge ich Sie bei einem persönlichen Vorstellungsgespräch von meinen Fähigkeiten.</text:p>
      <text:p text:style-name="P15"/>
      <text:p text:style-name="P15">Mit freundlichen Grüßen</text:p>
      <text:p text:style-name="P39"/>
      <text:p text:style-name="P17">Vishnu Vasan Nehru</text:p>
      <text:p text:style-name="P15"/>
      <text:p text:style-name="P16"/>
      <text:p text:style-name="P22">Anlagen</text:p>
      <text:p text:style-name="P29"/>
      <text:p text:style-name="P18"/>
      <text:p text:style-name="P27">MAX MUSTERMANN</text:p>
      <text:p text:style-name="P6"/>
      <text:p text:style-name="P4">Adresse:<text:tab/><text:tab/><text:tab/>Musterstraße 1,12345 Musterstadt</text:p>
      <text:p text:style-name="P4">Telefon:<text:tab/><text:tab/><text:tab/>01234 567890</text:p>
      <text:p text:style-name="P4">E-Mail:<text:tab/><text:tab/><text:tab/><text:tab/>max.mustermann@bewerbung.co</text:p>
      <text:p text:style-name="P4">Geburtsdatum / -ort:<text:tab/><text:tab/>01.01.1970 / Musterstadt</text:p>
      <text:p text:style-name="P4">Familienstand:<text:tab/><text:tab/>ledig</text:p>
      <text:p text:style-name="P14">Staatsangehörigkeit:<text:tab/><text:tab/>Deutsch</text:p>
      <text:p text:style-name="P14"/>
      <text:p text:style-name="P14"/>
      <text:p text:style-name="P14"/>
      <text:p text:style-name="P25">BERUFLICHER WERDEGANG</text:p>
      <text:p text:style-name="P20"/>
      <text:p text:style-name="P23"><text:span text:style-name="T4">09/2009 – heute<text:tab/><text:tab/></text:span><text:span text:style-name="T5">Musterstelle </text:span></text:p>
      <text:p text:style-name="P37">Musterfirma GmbH &amp; Co. KG, 12345 Musterstadt<text:tab/></text:p>
      <text:list xml:id="list3653251829" text:style-name="WWNum2">
        <text:list-item>
          <text:p text:style-name="P42">Kurzbeschreibung Tätigkeit 1</text:p>
        </text:list-item>
        <text:list-item>
          <text:p text:style-name="P42">Kurzbeschreibung Tätigkeit 2</text:p>
        </text:list-item>
        <text:list-item>
          <text:p text:style-name="P42">Kurzbeschreibung Tätigkeit 3</text:p>
        </text:list-item>
      </text:list>
      <text:p text:style-name="P14"/>
      <text:p text:style-name="P23"><text:span text:style-name="T4">07/2000 – 08/2009<text:tab/><text:tab/></text:span><text:span text:style-name="T5">Musterstelle </text:span></text:p>
      <text:p text:style-name="P37">Musterfirma GmbH &amp; Co. KG, 12345 Musterstadt<text:tab/></text:p>
      <text:list xml:id="list151233777792293" text:continue-numbering="true" text:style-name="WWNum2">
        <text:list-item>
          <text:p text:style-name="P44">Kurzbeschreibung Tätigkeit 1</text:p>
        </text:list-item>
        <text:list-item>
          <text:p text:style-name="P44">Kurzbeschreibung Tätigkeit 2</text:p>
        </text:list-item>
        <text:list-item>
          <text:p text:style-name="P43">Kurzbeschreibung Tätigkeit 3</text:p>
        </text:list-item>
      </text:list>
      <text:p text:style-name="P14"/>
      <text:p text:style-name="P14"/>
      <text:p text:style-name="P13"/>
      <text:p text:style-name="P25">AUSBILDUNG</text:p>
      <text:p text:style-name="P20"/>
      <text:p text:style-name="P2"><text:span text:style-name="T4">09/1996 – 06/2000<text:tab/><text:tab/></text:span><text:span text:style-name="T5">Musterstudium</text:span></text:p>
      <text:p text:style-name="P4"><text:tab/><text:tab/><text:tab/><text:tab/>Musterhochschule, 12345 Musterstadt</text:p>
      <text:p text:style-name="P35">Studienschwerpunkte: Schwerpunkt 1, Schwerpunkt 2</text:p>
      <text:p text:style-name="P35">Thesis-Thema: Musterthema</text:p>
      <text:p text:style-name="P34"><text:span text:style-name="T4">Abschluss: </text:span><text:span text:style-name="T5">Musterabschluss</text:span></text:p>
      <text:p text:style-name="P35">Abschlussnote: 1,0</text:p>
      <text:p text:style-name="P3"/>
      <text:p text:style-name="P30"/>
      <text:p text:style-name="P19"/>
      <text:p text:style-name="Standard"><text:span text:style-name="T4">09/1993 – 06/1996<text:tab/><text:tab/></text:span><text:span text:style-name="T5">Ausbildung zum Musterberuf</text:span></text:p>
      <text:p text:style-name="P4"><text:tab/><text:tab/><text:tab/><text:tab/>Musterfirma GmbH, 12345 Musterstadt</text:p>
      <text:p text:style-name="P4"><text:tab/><text:tab/><text:tab/><text:tab/>Ausbildungsschwerpunkte: Schwerpunkt 1, Schwerpunkt 2</text:p>
      <text:p text:style-name="P2"><text:span text:style-name="T4"><text:tab/><text:tab/><text:tab/><text:tab/>Abschluss: </text:span><text:span text:style-name="T5">Musterabschluss</text:span></text:p>
      <text:p text:style-name="P4"><text:tab/><text:tab/><text:tab/><text:tab/>Abschlussnote: 1,0</text:p>
      <text:p text:style-name="P14"/>
      <text:p text:style-name="P2"><text:span text:style-name="T4">09/1986 – 06/1993<text:tab/><text:tab/></text:span><text:span text:style-name="T5">Abitur</text:span></text:p>
      <text:p text:style-name="P38">Mustergymnasium, 12345 Musterstadt</text:p>
      <text:p text:style-name="P2"><text:span text:style-name="T4"><text:tab/><text:tab/><text:tab/><text:tab/>Abschluss: </text:span><text:span text:style-name="T5">Abitur</text:span></text:p>
      <text:p text:style-name="P14"><text:tab/><text:tab/><text:tab/><text:tab/>Abschlussnote: 1,0</text:p>
      <text:p text:style-name="P14"/>
      <text:p text:style-name="P14"/>
      <text:p text:style-name="P14"/>
      <text:p text:style-name="P25">WEITERBILDUNG</text:p>
      <text:p text:style-name="P13"/>
      <text:p text:style-name="P2"><text:span text:style-name="T4">09/2009 – 11/2009<text:tab/><text:tab/></text:span><text:span text:style-name="T5">Weiterbildung zur Musterqualifikation</text:span></text:p>
      <text:p text:style-name="P4"><text:tab/><text:tab/><text:tab/><text:tab/>Musterorganisation, 12345 Musterstadt</text:p>
      <text:p text:style-name="P11"><text:span text:style-name="T4"><text:tab/><text:tab/><text:tab/><text:tab/>Abschluss: </text:span><text:span text:style-name="T5">Muster-Abschluss</text:span></text:p>
      <text:p text:style-name="P13"/>
      <text:p text:style-name="P13"/>
      <text:p text:style-name="P13"/>
      <text:p text:style-name="P25">BESONDERE KENNTNISSE</text:p>
      <text:p text:style-name="P21"/>
      <text:p text:style-name="P4">EDV-Kenntnisse<text:tab/><text:tab/>Microsoft Office 2010 (fortgeschritten)</text:p>
      <text:p text:style-name="P14"/>
      <text:p text:style-name="P4">Sprachkenntnisse<text:tab/><text:tab/>Englisch (fließend)</text:p>
      <text:p text:style-name="P14"/>
      <text:p text:style-name="P14">Führerschein<text:tab/><text:tab/><text:tab/>Klasse B</text:p>
      <text:p text:style-name="P14"/>
      <text:p text:style-name="P14"/>
      <text:p text:style-name="P14"/>
      <text:p text:style-name="P25"><text:bookmark-start text:name="_GoBack"/>HOBBYS &amp; INTERESSEN<text:bookmark-end text:name="_GoBack"/></text:p>
      <text:p text:style-name="P21"/>
      <text:p text:style-name="P14">Ehrenamtl. Engagement<text:tab/>Jugendleiter Abteilung Basketball, Musterverein</text:p>
      <text:p text:style-name="P14"/>
      <text:p text:style-name="P14">Hobbys<text:tab/><text:tab/><text:tab/>Entwicklung von Webseiten, Basketball, Astronomie, Reisen</text:p>
      <text:p text:style-name="P14"/>
      <text:p text:style-name="P14"/>
      <text:p text:style-name="P14"/>
      <text:p text:style-name="P14"/>
      <text:p text:style-name="P14">Musterstadt, 01.01.1970</text:p>
      <text:p text:style-name="P24">Max Musterman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onotype Corsiva" svg:font-family="'Monotype Corsiva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false" fo:line-height="115%" fo:text-indent="0in" style:auto-text-indent="false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736in" fo:margin-left="2.6382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583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9583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4.4583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58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5.458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9583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6.4583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958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2.216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16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216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716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16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716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216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.716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21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09f73b"/>
    </style:style>
    <style:style style:name="MT2" style:family="text">
      <style:text-properties officeooo:rsid="000cf361"/>
    </style:style>
    <style:style style:name="MT3" style:family="text">
      <style:text-properties fo:color="#7f7f7f" style:font-name="Arial1" fo:font-size="9pt" style:font-size-asian="9pt" style:font-name-complex="Arial2" style:font-size-complex="9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8in" fo:margin-left="0in" fo:margin-right="0in" fo:margin-bottom="0.158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Vishnu Vasan Nehru</text:span> ● <text:span text:style-name="MT1">B10 New Housing Unit</text:span> ● <text:span text:style-name="MT1">614001</text:span> <text:span text:style-name="MT1">Mannargudi, India</text:span></text:p>
        <text:p text:style-name="MP2">Telefon: <text:span text:style-name="MT1">+91 88611 94875</text:span> ● E-Mail: <text:span text:style-name="MT2">Vishnuvasan@Vishnuvasan.com</text:span></text:p>
      </style:header>
      <style:footer>
        <text:p text:style-name="MP3"><text:span text:style-name="MT3">Seite </text:span><text:page-number style:num-format="1" text:select-page="current">4</text:page-number><text:span text:style-name="MT3"> von </text:span><text:page-count style:num-format="1">4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7</meta:editing-cycles>
    <meta:creation-date>2018-03-11T13:28:57.677996612</meta:creation-date>
    <meta:editing-duration>PT1H31M24S</meta:editing-duration>
    <meta:generator>LibreOffice/5.3.7.2.0$Linux_X86_64 LibreOffice_project/30$Build-2</meta:generator>
    <dc:description>Bewerbung erstellt von &lt;a href="http://bewerbung.co" title="Bewerbung.co"&gt;Bewerbung.co&lt;/a&gt;. Komplette Bewerbung mit Deckblatt, Bewerbungsschreiben und Lebenslauf. Darüber hinaus enthalten die Dokumente der Bewerbung bereits Musterangaben zur Orientierung.</dc:description>
    <meta:keyword>Bewerbung</meta:keyword>
    <meta:keyword>Musterbewerbung</meta:keyword>
    <meta:keyword>Resume</meta:keyword>
    <meta:keyword>Vorlage Bewerbung</meta:keyword>
    <meta:keyword>Bewerbung Muster</meta:keyword>
    <dc:subject>Komplette Bewerbung in schwarz. Als Schriftart wurde für diese Bewerbung Arial verwendet.</dc:subject>
    <dc:title>bewerbung-vorlage</dc:title>
    <dc:date>2018-03-11T15:11:15.712419135</dc:date>
    <meta:document-statistic meta:table-count="0" meta:image-count="0" meta:object-count="0" meta:page-count="4" meta:paragraph-count="73" meta:word-count="444" meta:character-count="3747" meta:non-whitespace-character-count="331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cense">Bewerbung.co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ewerbung-vorlage" xlink:href="../../../../../Templates/Business%20Correspondence/bewerbung-vorlage.ott" meta:date="2018-03-11T13:28:54.570219561"/>
  </office:meta>
</office:document-meta>
</file>